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494cm"/>
    </style:style>
    <style:style style:name="co2" style:family="table-column">
      <style:table-column-properties fo:break-before="auto" style:column-width="8.613cm"/>
    </style:style>
    <style:style style:name="co3" style:family="table-column">
      <style:table-column-properties fo:break-before="auto" style:column-width="3.595cm"/>
    </style:style>
    <style:style style:name="co4" style:family="table-column">
      <style:table-column-properties fo:break-before="auto" style:column-width="3.371cm"/>
    </style:style>
    <style:style style:name="co5" style:family="table-column">
      <style:table-column-properties fo:break-before="auto" style:column-width="9.18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819cm"/>
    </style:style>
    <style:style style:name="co8" style:family="table-column">
      <style:table-column-properties fo:break-before="auto" style:column-width="2.096cm"/>
    </style:style>
    <style:style style:name="co9" style:family="table-column">
      <style:table-column-properties fo:break-before="auto" style:column-width="2.297cm"/>
    </style:style>
    <style:style style:name="co10" style:family="table-column">
      <style:table-column-properties fo:break-before="auto" style:column-width="8.738cm"/>
    </style:style>
    <style:style style:name="ro1" style:family="table-row">
      <style:table-row-properties style:row-height="2.87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gr1" style:family="graphic">
      <style:graphic-properties svg:stroke-width="0.05cm" svg:stroke-color="#ffbf00" draw:marker-start-width="0.28cm" draw:marker-end-width="0.28cm" draw:textarea-horizontal-align="center" draw:textarea-vertical-align="middle" fo:padding-top="0.025cm" fo:padding-bottom="0.025cm" fo:padding-left="0.025cm" fo:padding-right="0.025cm"/>
      <style:paragraph-properties fo:text-align="center"/>
    </style:style>
    <style:style style:name="P1" style:family="paragraph"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table table:name="Лист1" table:style-name="ta1">
        <table:shapes>
          <draw:polyline draw:z-index="0" draw:name="Ломаная линия с 4 углами 1" draw:style-name="gr1" draw:text-style-name="P1" svg:width="0.426cm" svg:height="2.684cm" draw:transform="rotate (-3.14159265358979) translate (26.563cm 8.721cm)" svg:viewBox="0 0 427 2685" draw:points="0,2685 427,2685 427,0 0,0">
            <text:p/>
          </draw:polyline>
          <draw:polyline draw:z-index="1" draw:name="Ломаная линия с 3 углами 1" draw:style-name="gr1" draw:text-style-name="P1" svg:width="0.601cm" svg:height="7.023cm" draw:transform="rotate (-3.14159265358979) translate (26.163cm 14.39cm)" svg:viewBox="0 0 602 7024" draw:points="0,7024 602,7024 602,0">
            <text:p/>
          </draw:polyline>
          <draw:line draw:z-index="2" draw:name="Горизонтальная линия 1" draw:style-name="gr1" draw:text-style-name="P1" svg:x1="25.56cm" svg:y1="14.39cm" svg:x2="26.564cm" svg:y2="14.39cm">
            <text:p/>
          </draw:line>
          <draw:line draw:z-index="3" draw:name="Горизонтальная линия 2" draw:style-name="gr1" draw:text-style-name="P1" svg:x1="2.484cm" svg:y1="15.77cm" svg:x2="26.616cm" svg:y2="15.745cm">
            <text:p/>
          </draw:line>
          <draw:line draw:z-index="4" draw:name="Горизонтальная линия 3" draw:style-name="gr1" draw:text-style-name="P1" svg:x1="2.509cm" svg:y1="17.576cm" svg:x2="2.509cm" svg:y2="15.745cm">
            <text:p/>
          </draw:line>
          <draw:line draw:z-index="5" draw:name="Горизонтальная линия 4" draw:style-name="gr1" draw:text-style-name="P1" svg:x1="22.773cm" svg:y1="14.791cm" svg:x2="26.562cm" svg:y2="14.817cm">
            <text:p/>
          </draw:line>
          <draw:line draw:z-index="6" draw:name="Горизонтальная линия 5" draw:style-name="gr1" draw:text-style-name="P1" svg:x1="22.773cm" svg:y1="14.817cm" svg:x2="22.798cm" svg:y2="11.229cm">
            <text:p/>
          </draw:line>
          <draw:line draw:z-index="7" draw:name="Горизонтальная линия 6" draw:style-name="gr1" draw:text-style-name="P1" svg:x1="2.584cm" svg:y1="11.254cm" svg:x2="22.798cm" svg:y2="11.254cm">
            <text:p/>
          </draw:line>
          <draw:line draw:z-index="8" draw:name="Горизонтальная линия 7" draw:style-name="gr1" draw:text-style-name="P1" svg:x1="2.635cm" svg:y1="12.634cm" svg:x2="2.61cm" svg:y2="11.279cm">
            <text:p/>
          </draw:line>
          <draw:line draw:z-index="9" draw:name="Горизонтальная линия 8" draw:style-name="gr1" draw:text-style-name="P1" svg:x1="22.673cm" svg:y1="8.921cm" svg:x2="26.591cm" svg:y2="8.921cm">
            <text:p/>
          </draw:line>
          <draw:line draw:z-index="10" draw:name="Горизонтальная линия 9" draw:style-name="gr1" draw:text-style-name="P1" svg:x1="22.683cm" svg:y1="8.963cm" svg:x2="22.673cm" svg:y2="7.943cm">
            <text:p/>
          </draw:line>
          <draw:line draw:z-index="11" draw:name="Горизонтальная линия 10" draw:style-name="gr1" draw:text-style-name="P1" svg:x1="2.509cm" svg:y1="7.993cm" svg:x2="22.673cm" svg:y2="7.967cm">
            <text:p/>
          </draw:line>
          <draw:line draw:z-index="12" draw:name="Горизонтальная линия 11" draw:style-name="gr1" draw:text-style-name="P1" svg:x1="2.554cm" svg:y1="9.004cm" svg:x2="2.544cm" svg:y2="7.984cm">
            <text:p/>
          </draw:line>
          <draw:polyline draw:z-index="13" draw:name="Ломаная линия с 4 углами 2" draw:style-name="gr1" draw:text-style-name="P1" svg:width="0.426cm" svg:height="1.79cm" draw:transform="rotate (-3.14159265358979) translate (26.614cm 11.43cm)" svg:viewBox="0 0 427 1791" draw:points="0,1791 427,1791 427,0 0,0">
            <text:p/>
          </draw:polyline>
          <draw:line draw:z-index="14" draw:name="Горизонтальная линия 12" draw:style-name="gr1" draw:text-style-name="P1" svg:x1="23.576cm" svg:y1="10.477cm" svg:x2="26.211cm" svg:y2="10.477cm">
            <text:p/>
          </draw:line>
          <draw:line draw:z-index="15" draw:name="Горизонтальная линия 13" draw:style-name="gr1" draw:text-style-name="P1" svg:x1="23.677cm" svg:y1="4.381cm" svg:x2="23.677cm" svg:y2="10.477cm">
            <text:p/>
          </draw:line>
          <draw:line draw:z-index="16" draw:name="Горизонтальная линия 14" draw:style-name="gr1" draw:text-style-name="P1" svg:x1="23.677cm" svg:y1="4.356cm" svg:x2="2.534cm" svg:y2="4.381cm">
            <text:p/>
          </draw:line>
          <draw:line draw:z-index="17" draw:name="Горизонтальная линия 15" draw:style-name="gr1" draw:text-style-name="P1" svg:x1="2.584cm" svg:y1="5.409cm" svg:x2="2.559cm" svg:y2="4.381cm">
            <text:p/>
          </draw:line>
        </table:shapes>
        <table:table-column table:style-name="co1" table:default-cell-style-name="ce3"/>
        <table:table-column table:style-name="co1" table:default-cell-style-name="ce4"/>
        <table:table-column table:style-name="co1" table:default-cell-style-name="Default"/>
        <table:table-column table:style-name="co2" table:default-cell-style-name="ce3"/>
        <table:table-column table:style-name="co1" table:default-cell-style-name="Default"/>
        <table:table-column table:style-name="co1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Default" office:value-type="string" calcext:value-type="string">
            <text:p><text:span text:style-name="T1">Задание:</text:span></text:p>
            <text:p><text:span text:style-name="T2">Опишите базу данных для школьного кабинета, в рамках которой можно фиксировать, кто и в какое время сидел за той или иной партой.</text:span></text:p>
            <text:p><text:span text:style-name="T2"/></text:p>
            <text:p>— Место ученика — это ряд, парта, вариант.</text:p>
            <text:p>— В течение одного дня у разных классов бывает несколько уроков.</text:p>
            <text:p>— Создайте минимум 3 таблицы: «Кабинет», «Ученик» и сводная таблица, где отображаются парты и ученики.</text:p>
            <text:p>— Используйте поля «началоурока» и «конецурока» с типом данных TimeStamp.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5"/>
        </table:table-row>
        <table:table-row table:style-name="ro2" table:number-rows-repeated="3"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4"/>
          <table:table-cell table:number-columns-repeated="5"/>
        </table:table-row>
        <table:table-row table:style-name="ro2">
          <table:table-cell table:style-name="ce1" office:value-type="string" calcext:value-type="string">
            <text:p>Persons</text:p>
          </table:table-cell>
          <table:table-cell table:style-name="Default"/>
          <table:table-cell/>
          <table:table-cell table:style-name="Default"/>
          <table:table-cell/>
          <table:table-cell table:style-name="ce1" office:value-type="string" calcext:value-type="string">
            <text:p>Landing</text:p>
          </table:table-cell>
          <table:table-cell table:style-name="Default" table:number-columns-repeated="3"/>
          <table:table-cell table:number-columns-repeated="5"/>
        </table:table-row>
        <table:table-row table:style-name="ro2">
          <table:table-cell table:style-name="ce2" office:value-type="string" calcext:value-type="string">
            <text:p>Parametr</text:p>
          </table:table-cell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>
            <text:p>Size, bytes</text:p>
          </table:table-cell>
          <table:table-cell table:style-name="ce2" office:value-type="string" calcext:value-type="string">
            <text:p>Comment</text:p>
          </table:table-cell>
          <table:table-cell/>
          <table:table-cell table:style-name="ce2" office:value-type="string" calcext:value-type="string">
            <text:p>Parametr</text:p>
          </table:table-cell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>
            <text:p>Size, bytes</text:p>
          </table:table-cell>
          <table:table-cell table:style-name="ce2" office:value-type="string" calcext:value-type="string">
            <text:p>Commen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d_person</text:p>
          </table:table-cell>
          <table:table-cell office:value-type="string" calcext:value-type="string">
            <text:p>int</text:p>
          </table:table-cell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Person identificator</text:p>
          </table:table-cell>
          <table:table-cell/>
          <table:table-cell office:value-type="string" calcext:value-type="string">
            <text:p>id_landing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nding identificato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char</text:p>
          </table:table-cell>
          <table:table-cell table:style-name="ce4" office:value-type="float" office:value="15" calcext:value-type="float">
            <text:p>15</text:p>
          </table:table-cell>
          <table:table-cell office:value-type="string" calcext:value-type="string">
            <text:p>Name of person (ex. Paul)</text:p>
          </table:table-cell>
          <table:table-cell/>
          <table:table-cell office:value-type="string" calcext:value-type="string">
            <text:p>Landing variant</text:p>
          </table:table-cell>
          <table:table-cell office:value-type="string" calcext:value-type="string">
            <text:p>tiny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 of landing variant (ex. 2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urname</text:p>
          </table:table-cell>
          <table:table-cell office:value-type="string" calcext:value-type="string">
            <text:p>char</text:p>
          </table:table-cell>
          <table:table-cell table:style-name="ce4" office:value-type="float" office:value="15" calcext:value-type="float">
            <text:p>15</text:p>
          </table:table-cell>
          <table:table-cell office:value-type="string" calcext:value-type="string">
            <text:p>Surname of person (ex. Alford)</text:p>
          </table:table-cell>
          <table:table-cell/>
          <table:table-cell office:value-type="string" calcext:value-type="string">
            <text:p>id_schedule</text:p>
          </table:table-cell>
          <table:table-cell office:value-type="string" calcext:value-type="string">
            <text:p>i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hedule identificato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tatus</text:p>
          </table:table-cell>
          <table:table-cell office:value-type="string" calcext:value-type="string">
            <text:p>char</text:p>
          </table:table-cell>
          <table:table-cell table:style-name="ce4" office:value-type="float" office:value="15" calcext:value-type="float">
            <text:p>15</text:p>
          </table:table-cell>
          <table:table-cell office:value-type="string" calcext:value-type="string">
            <text:p>Status of person (ex. Student)</text:p>
          </table:table-cell>
          <table:table-cell/>
          <table:table-cell office:value-type="string" calcext:value-type="string">
            <text:p>Сlassroom number</text:p>
          </table:table-cell>
          <table:table-cell office:value-type="string" calcext:value-type="string">
            <text:p>tiny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 of classroom (ex. 305)</text:p>
          </table:table-cell>
          <table:table-cell table:number-columns-repeated="5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/>
          <table:table-cell office:value-type="string" calcext:value-type="string">
            <text:p>Discipline</text:p>
          </table:table-cell>
          <table:table-cell office:value-type="string" calcext:value-type="string">
            <text:p>cha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ame of discipline (ex. Chemistry)</text:p>
          </table:table-cell>
          <table:table-cell table:number-columns-repeated="5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/>
          <table:table-cell office:value-type="string" calcext:value-type="string">
            <text:p>Lesson Theme</text:p>
          </table:table-cell>
          <table:table-cell office:value-type="string" calcext:value-type="string">
            <text:p>ch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heme of lesson (ex. «Kinetic Molecular Theory»)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Seats</text:p>
          </table:table-cell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Lesson start time</text:p>
          </table:table-cell>
          <table:table-cell office:value-type="string" calcext:value-type="string">
            <text:p>TimeStam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te of lesson in schedule (ex. 2022-09-03 08:00:00)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Parametr</text:p>
          </table:table-cell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>
            <text:p>Size, bytes</text:p>
          </table:table-cell>
          <table:table-cell table:style-name="ce2" office:value-type="string" calcext:value-type="string">
            <text:p>Comment</text:p>
          </table:table-cell>
          <table:table-cell/>
          <table:table-cell office:value-type="string" calcext:value-type="string">
            <text:p>End time of the lesson</text:p>
          </table:table-cell>
          <table:table-cell office:value-type="string" calcext:value-type="string">
            <text:p>TimeStam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te of lesson in schedule (ex. 2022-09-03 08:55:00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d_seat</text:p>
          </table:table-cell>
          <table:table-cell office:value-type="string" calcext:value-type="string">
            <text:p>tinyint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Seat identificator</text:p>
          </table:table-cell>
          <table:table-cell/>
          <table:table-cell office:value-type="string" calcext:value-type="string">
            <text:p>id_seat</text:p>
          </table:table-cell>
          <table:table-cell office:value-type="string" calcext:value-type="string">
            <text:p>tiny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at identificato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aw number</text:p>
          </table:table-cell>
          <table:table-cell office:value-type="string" calcext:value-type="string">
            <text:p>tinyint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Number of raw</text:p>
          </table:table-cell>
          <table:table-cell/>
          <table:table-cell office:value-type="string" calcext:value-type="string">
            <text:p>Seat number</text:p>
          </table:table-cell>
          <table:table-cell office:value-type="string" calcext:value-type="string">
            <text:p>tiny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 of classroom (ex. 20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able number</text:p>
          </table:table-cell>
          <table:table-cell office:value-type="string" calcext:value-type="string">
            <text:p>tinyint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Number of table</text:p>
          </table:table-cell>
          <table:table-cell/>
          <table:table-cell office:value-type="string" calcext:value-type="string">
            <text:p>id_person</text:p>
          </table:table-cell>
          <table:table-cell office:value-type="string" calcext:value-type="string">
            <text:p>i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rson identificato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eat number</text:p>
          </table:table-cell>
          <table:table-cell office:value-type="string" calcext:value-type="string">
            <text:p>tinyint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Number of seat</text:p>
          </table:table-cell>
          <table:table-cell/>
          <table:table-cell office:value-type="string" calcext:value-type="string">
            <text:p>Status</text:p>
          </table:table-cell>
          <table:table-cell office:value-type="string" calcext:value-type="string">
            <text:p>cha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tatus of person (ex. Student)</text:p>
          </table:table-cell>
          <table:table-cell table:number-columns-repeated="5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cha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ame of person (ex. Paul)</text:p>
          </table:table-cell>
          <table:table-cell table:number-columns-repeated="5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/>
          <table:table-cell office:value-type="string" calcext:value-type="string">
            <text:p>Surname</text:p>
          </table:table-cell>
          <table:table-cell office:value-type="string" calcext:value-type="string">
            <text:p>cha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urname of person (ex. Alford)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Classroom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5"/>
        </table:table-row>
        <table:table-row table:style-name="ro2">
          <table:table-cell table:style-name="ce2" office:value-type="string" calcext:value-type="string">
            <text:p>Parametr</text:p>
          </table:table-cell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>
            <text:p>Size, bytes</text:p>
          </table:table-cell>
          <table:table-cell table:style-name="ce2" office:value-type="string" calcext:value-type="string">
            <text:p>Comment</text:p>
          </table:table-cell>
          <table:table-cell/>
          <table:table-cell table:style-name="Default" table:number-columns-repeated="4"/>
          <table:table-cell table:number-columns-repeated="5"/>
        </table:table-row>
        <table:table-row table:style-name="ro2">
          <table:table-cell office:value-type="string" calcext:value-type="string">
            <text:p>id_classroom</text:p>
          </table:table-cell>
          <table:table-cell office:value-type="string" calcext:value-type="string">
            <text:p>tinyint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Identificator of classroom</text:p>
          </table:table-cell>
          <table:table-cell/>
          <table:table-cell table:style-name="Default" table:number-columns-repeated="4"/>
          <table:table-cell table:number-columns-repeated="5"/>
        </table:table-row>
        <table:table-row table:style-name="ro2">
          <table:table-cell office:value-type="string" calcext:value-type="string">
            <text:p>Сlassroom number</text:p>
          </table:table-cell>
          <table:table-cell office:value-type="string" calcext:value-type="string">
            <text:p>tinyint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Number of classroom (ex. 305)</text:p>
          </table:table-cell>
          <table:table-cell/>
          <table:table-cell table:style-name="Default" table:number-columns-repeated="4"/>
          <table:table-cell table:number-columns-repeated="5"/>
        </table:table-row>
        <table:table-row table:style-name="ro2">
          <table:table-cell office:value-type="string" calcext:value-type="string">
            <text:p>Floor</text:p>
          </table:table-cell>
          <table:table-cell office:value-type="string" calcext:value-type="string">
            <text:p>tinyint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Floor number (ex. 3)</text:p>
          </table:table-cell>
          <table:table-cell/>
          <table:table-cell table:style-name="ce1" office:value-type="string" calcext:value-type="string">
            <text:p>Schedule</text:p>
          </table:table-cell>
          <table:table-cell table:style-name="Default" table:number-columns-repeated="3"/>
          <table:table-cell table:number-columns-repeated="5"/>
        </table:table-row>
        <table:table-row table:style-name="ro2">
          <table:table-cell office:value-type="string" calcext:value-type="string">
            <text:p>Number of seats</text:p>
          </table:table-cell>
          <table:table-cell office:value-type="string" calcext:value-type="string">
            <text:p>tinyint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<text:span text:style-name="T1">Number of seats in classroom (ex. 120</text:span>)</text:p>
          </table:table-cell>
          <table:table-cell/>
          <table:table-cell table:style-name="ce2" office:value-type="string" calcext:value-type="string">
            <text:p>Parametr</text:p>
          </table:table-cell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>
            <text:p>Size, bytes</text:p>
          </table:table-cell>
          <table:table-cell table:style-name="ce2" office:value-type="string" calcext:value-type="string">
            <text:p>Commen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d_person</text:p>
          </table:table-cell>
          <table:table-cell office:value-type="string" calcext:value-type="string">
            <text:p>int</text:p>
          </table:table-cell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People identificator</text:p>
          </table:table-cell>
          <table:table-cell/>
          <table:table-cell office:value-type="string" calcext:value-type="string">
            <text:p>id_schedule</text:p>
          </table:table-cell>
          <table:table-cell office:value-type="string" calcext:value-type="string">
            <text:p>i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3">Schedule</text:span> identificato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ame of responsible</text:p>
          </table:table-cell>
          <table:table-cell office:value-type="string" calcext:value-type="string">
            <text:p>char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Name of responsible for classroom (ex. Ted)</text:p>
          </table:table-cell>
          <table:table-cell/>
          <table:table-cell office:value-type="string" calcext:value-type="string">
            <text:p>id_classroom</text:p>
          </table:table-cell>
          <table:table-cell office:value-type="string" calcext:value-type="string">
            <text:p>tiny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entificator of classroo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pan text:style-name="T1">Surname</text:span> of responsible</text:p>
          </table:table-cell>
          <table:table-cell office:value-type="string" calcext:value-type="string">
            <text:p>char</text:p>
          </table:table-cell>
          <table:table-cell table:style-name="ce4" office:value-type="float" office:value="15" calcext:value-type="float">
            <text:p>15</text:p>
          </table:table-cell>
          <table:table-cell office:value-type="string" calcext:value-type="string">
            <text:p><text:span text:style-name="T1">Surname</text:span> of responsible for classroom (ex. Andrews)</text:p>
          </table:table-cell>
          <table:table-cell/>
          <table:table-cell office:value-type="string" calcext:value-type="string">
            <text:p>Сlassroom number</text:p>
          </table:table-cell>
          <table:table-cell office:value-type="string" calcext:value-type="string">
            <text:p>tiny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 of classroom (ex. 305)</text:p>
          </table:table-cell>
          <table:table-cell table:number-columns-repeated="5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/>
          <table:table-cell office:value-type="string" calcext:value-type="string">
            <text:p>id_lesson</text:p>
          </table:table-cell>
          <table:table-cell office:value-type="string" calcext:value-type="string">
            <text:p>small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sson identificator</text:p>
          </table:table-cell>
          <table:table-cell table:number-columns-repeated="5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/>
          <table:table-cell office:value-type="string" calcext:value-type="string">
            <text:p>Discipline</text:p>
          </table:table-cell>
          <table:table-cell office:value-type="string" calcext:value-type="string">
            <text:p>cha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ame of discipline (ex. Chemistry)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Lesson</text:p>
          </table:table-cell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Lesson Theme</text:p>
          </table:table-cell>
          <table:table-cell office:value-type="string" calcext:value-type="string">
            <text:p>ch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heme of lesson (ex. «Kinetic Molecular Theory»)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Parametr</text:p>
          </table:table-cell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>
            <text:p>Size, bytes</text:p>
          </table:table-cell>
          <table:table-cell table:style-name="ce2" office:value-type="string" calcext:value-type="string">
            <text:p>Comment</text:p>
          </table:table-cell>
          <table:table-cell/>
          <table:table-cell office:value-type="string" calcext:value-type="string">
            <text:p>Lesson start time</text:p>
          </table:table-cell>
          <table:table-cell office:value-type="string" calcext:value-type="string">
            <text:p>TimeStam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te of lesson in schedule (ex. 2022-09-03 08:00:00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d_lesson</text:p>
          </table:table-cell>
          <table:table-cell office:value-type="string" calcext:value-type="string">
            <text:p>smallint</text:p>
          </table:table-cell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Lesson identificator</text:p>
          </table:table-cell>
          <table:table-cell/>
          <table:table-cell office:value-type="string" calcext:value-type="string">
            <text:p>End time of the lesson</text:p>
          </table:table-cell>
          <table:table-cell office:value-type="string" calcext:value-type="string">
            <text:p>TimeStam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te of lesson in schedule (ex. 2022-09-03 08:55:00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scipline</text:p>
          </table:table-cell>
          <table:table-cell office:value-type="string" calcext:value-type="string">
            <text:p>char</text:p>
          </table:table-cell>
          <table:table-cell table:style-name="ce4" office:value-type="float" office:value="30" calcext:value-type="float">
            <text:p>30</text:p>
          </table:table-cell>
          <table:table-cell office:value-type="string" calcext:value-type="string">
            <text:p>Name of discipline (ex. Chemistry)</text:p>
          </table:table-cell>
          <table:table-cell/>
          <table:table-cell table:style-name="Default" table:number-columns-repeated="4"/>
          <table:table-cell table:number-columns-repeated="5"/>
        </table:table-row>
        <table:table-row table:style-name="ro2">
          <table:table-cell office:value-type="string" calcext:value-type="string">
            <text:p>Lesson Theme</text:p>
          </table:table-cell>
          <table:table-cell office:value-type="string" calcext:value-type="string">
            <text:p>char</text:p>
          </table:table-cell>
          <table:table-cell table:style-name="ce4" office:value-type="float" office:value="100" calcext:value-type="float">
            <text:p>100</text:p>
          </table:table-cell>
          <table:table-cell office:value-type="string" calcext:value-type="string">
            <text:p>Theme of lesson (ex. «Kinetic Molecular Theory»)</text:p>
          </table:table-cell>
          <table:table-cell/>
          <table:table-cell table:style-name="Default" table:number-columns-repeated="4"/>
          <table:table-cell table:number-columns-repeated="5"/>
        </table:table-row>
        <table:table-row table:style-name="ro2">
          <table:table-cell office:value-type="string" calcext:value-type="string">
            <text:p>Running time of the lesson</text:p>
          </table:table-cell>
          <table:table-cell office:value-type="string" calcext:value-type="string">
            <text:p>tinyint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Running time of the lesson in hours (ex. 1)</text:p>
          </table:table-cell>
          <table:table-cell/>
          <table:table-cell table:style-name="Default" table:number-columns-repeated="4"/>
          <table:table-cell table:number-columns-repeated="5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/>
          <table:table-cell table:style-name="ce1"/>
          <table:table-cell table:style-name="Default" table:number-columns-repeated="3"/>
          <table:table-cell table:number-columns-repeated="5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/>
          <table:table-cell table:style-name="ce1"/>
          <table:table-cell table:style-name="Default" table:number-columns-repeated="3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/>
      <style:footer>
        <text:p>Страница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04T14:37:34.505000000</dc:date>
    <meta:editing-duration>PT1H28M38S</meta:editing-duration>
    <meta:editing-cycles>19</meta:editing-cycles>
    <meta:generator>LibreOffice/7.3.4.2$Windows_X86_64 LibreOffice_project/728fec16bd5f605073805c3c9e7c4212a0120dc5</meta:generator>
    <meta:document-statistic meta:table-count="1" meta:cell-count="195" meta:object-count="18"/>
  </office:meta>
</office:document-meta>
</file>